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style:font-name="Liberation Serif" fo:font-size="14pt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tset</text:p>
      <text:p text:style-name="P1"/>
      <text:p text:style-name="P2">A bitset is an array whose each value is either 0 or 1. For example, the following</text:p>
      <text:p text:style-name="P2">code creates a bitset that contains 10 elements:</text:p>
      <text:p text:style-name="P2"/>
      <text:p text:style-name="P3">bitset&lt;10&gt; s;</text:p>
      <text:p text:style-name="P3">s[1] = 1;</text:p>
      <text:p text:style-name="P3">s[3] = 1;</text:p>
      <text:p text:style-name="P3">s[4] = 1;</text:p>
      <text:p text:style-name="P3">s[7] = 1;</text:p>
      <text:p text:style-name="P3">cout &lt;&lt; s[4] &lt;&lt; "\n"; <text:tab/>// 1</text:p>
      <text:p text:style-name="P3">cout &lt;&lt; s[5] &lt;&lt; "\n"; <text:tab/>// 0</text:p>
      <text:p text:style-name="P2"/>
      <text:p text:style-name="P2">bitset&lt;10&gt; s(string("0010011010"));</text:p>
      <text:p text:style-name="P2">cout &lt;&lt; s.count() &lt;&lt; "\n"; <text:tab/>// 4</text:p>
      <text:p text:style-name="P2"/>
      <text:p text:style-name="P2">The following code shows examples of using bit operations:</text:p>
      <text:p text:style-name="P2"/>
      <text:p text:style-name="P2">bitset&lt;10&gt; a(string("0010110110"));</text:p>
      <text:p text:style-name="P2">bitset&lt;10&gt; b(string("1011011000"));</text:p>
      <text:p text:style-name="P2">cout &lt;&lt; (a&amp;b) &lt;&lt; "\n"; <text:tab/>// 0010010000</text:p>
      <text:p text:style-name="P2">cout &lt;&lt; (a|b) &lt;&lt; "\n"; <text:tab/>// 1011111110</text:p>
      <text:p text:style-name="P2">cout &lt;&lt; (a^b) &lt;&lt; "\n"; <text:tab/>// 1001101110</text:p>
      <text:p text:style-name="P2"/>
      <text:p text:style-name="P2"/>
      <text:p text:style-name="P2"/>
      <text:p text:style-name="P4">Deque</text:p>
      <text:p text:style-name="P6"/>
      <text:p text:style-name="P2">A deque is a dynamic array whose size can be efficiently changed at both ends of</text:p>
      <text:p text:style-name="P2">the array. Like a vector, a deque provides the functions push_back and pop_back ,</text:p>
      <text:p text:style-name="P2">but it also includes the functions push_front and pop_front which are not avail-</text:p>
      <text:p text:style-name="P2">able in a vector.</text:p>
      <text:p text:style-name="P2">A deque can be used as follows:</text:p>
      <text:p text:style-name="P2"/>
      <text:p text:style-name="P2">deque&lt;int&gt; d;</text:p>
      <text:p text:style-name="P2">d.push_back(5); // [5]</text:p>
      <text:p text:style-name="P2">d.push_back(2); // [5,2]</text:p>
      <text:p text:style-name="P2">d.push_front(3); // [3,5,2]</text:p>
      <text:p text:style-name="P2">d.pop_back(); // [3,5]</text:p>
      <text:p text:style-name="P2">d.pop_front(); // [5]</text:p>
      <text:p text:style-name="P2"/>
      <text:p text:style-name="P2"/>
      <text:p text:style-name="P4"/>
      <text:p text:style-name="P4"/>
      <text:p text:style-name="P4"><text:soft-page-break/>Stack</text:p>
      <text:p text:style-name="P2"/>
      <text:p text:style-name="P2">A stack is a data structure that provides two O (1) time operations: adding an</text:p>
      <text:p text:style-name="P2">element to the top, and removing an element from the top. It is only possible to</text:p>
      <text:p text:style-name="P2">access the top element of a stack.</text:p>
      <text:p text:style-name="P2">The following code shows how a stack can be used:</text:p>
      <text:p text:style-name="P2"/>
      <text:p text:style-name="P2">stack&lt;int&gt; s;</text:p>
      <text:p text:style-name="P2">s.push(3);</text:p>
      <text:p text:style-name="P2">s.push(2);</text:p>
      <text:p text:style-name="P2">s.push(5);</text:p>
      <text:p text:style-name="P2">cout &lt;&lt; s.top(); // 5</text:p>
      <text:p text:style-name="P2">s.pop();</text:p>
      <text:p text:style-name="P2">cout &lt;&lt; s.top(); // 2</text:p>
      <text:p text:style-name="P2"/>
      <text:p text:style-name="P2"/>
      <text:p text:style-name="P4">Queue</text:p>
      <text:p text:style-name="P2"/>
      <text:p text:style-name="P2">A queue also provides two O (1) time operations: adding an element to the end</text:p>
      <text:p text:style-name="P2">of the queue, and removing the first element in the queue. It is only possible to</text:p>
      <text:p text:style-name="P2">access the first and last element of a queue.</text:p>
      <text:p text:style-name="P2">The following code shows how a queue can be used:</text:p>
      <text:p text:style-name="P2"/>
      <text:p text:style-name="P2">queue&lt;int&gt; q;</text:p>
      <text:p text:style-name="P2">q.push(3);</text:p>
      <text:p text:style-name="P2">q.push(2);</text:p>
      <text:p text:style-name="P2">q.push(5);</text:p>
      <text:p text:style-name="P2">cout &lt;&lt; q.front(); // 3</text:p>
      <text:p text:style-name="P2">q.pop();</text:p>
      <text:p text:style-name="P2">cout &lt;&lt; q.front(); // 2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5T02:21:59.377896593</dc:date>
    <meta:editing-duration>PT26M1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301" meta:character-count="1661" meta:non-whitespace-character-count="1408"/>
  </office:meta>
</office:document-meta>
</file>